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Encode Sans" svg:font-family="'Encode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5d038" officeooo:paragraph-rsid="0008575b"/>
    </style:style>
    <style:style style:name="P2" style:family="paragraph" style:parent-style-name="Standard">
      <style:text-properties style:font-name="Encode Sans" officeooo:rsid="0001ac29" officeooo:paragraph-rsid="0001ac29"/>
    </style:style>
    <style:style style:name="P3" style:family="paragraph" style:parent-style-name="Standard">
      <style:text-properties style:font-name="Encode Sans" officeooo:rsid="0008575b" officeooo:paragraph-rsid="0008575b"/>
    </style:style>
    <style:style style:name="P4" style:family="paragraph" style:parent-style-name="Standard">
      <style:text-properties style:font-name="Encode Sans" fo:font-size="14pt" officeooo:rsid="0008575b" officeooo:paragraph-rsid="0008575b" style:font-size-asian="14pt" style:font-size-complex="14pt"/>
    </style:style>
    <style:style style:name="P5" style:family="paragraph" style:parent-style-name="Standard">
      <style:text-properties style:font-name="Encode Sans" fo:font-style="italic" officeooo:rsid="0003356e" officeooo:paragraph-rsid="0008575b" style:font-style-asian="italic" style:font-style-complex="italic"/>
    </style:style>
    <style:style style:name="P6" style:family="paragraph" style:parent-style-name="Standard">
      <style:text-properties style:font-name="Encode Sans" officeooo:rsid="0003356e" officeooo:paragraph-rsid="0003356e"/>
    </style:style>
    <style:style style:name="P7" style:family="paragraph" style:parent-style-name="Standard">
      <style:paragraph-properties fo:line-height="150%"/>
      <style:text-properties style:font-name="Encode Sans" officeooo:rsid="0003356e" officeooo:paragraph-rsid="000b5c76"/>
    </style:style>
    <style:style style:name="P8" style:family="paragraph" style:parent-style-name="Standard">
      <style:text-properties style:font-name="Encode Sans" officeooo:rsid="0003356e" officeooo:paragraph-rsid="000b5c76"/>
    </style:style>
    <style:style style:name="P9" style:family="paragraph" style:parent-style-name="Standard">
      <style:paragraph-properties fo:line-height="150%" fo:text-align="center" style:justify-single-word="false"/>
      <style:text-properties style:font-name="Encode Sans" officeooo:rsid="00084694" officeooo:paragraph-rsid="00084694"/>
    </style:style>
    <style:style style:name="P10" style:family="paragraph" style:parent-style-name="Standard">
      <style:text-properties style:font-name="Encode Sans" officeooo:rsid="00084694" officeooo:paragraph-rsid="000b5c76"/>
    </style:style>
    <style:style style:name="P11" style:family="paragraph" style:parent-style-name="Standard">
      <style:text-properties style:font-name="Encode Sans" officeooo:rsid="0005d038" officeooo:paragraph-rsid="00084694"/>
    </style:style>
    <style:style style:name="P12" style:family="paragraph" style:parent-style-name="Standard">
      <style:text-properties style:font-name="Encode Sans" fo:font-style="normal" officeooo:rsid="0008575b" officeooo:paragraph-rsid="0008575b" style:font-style-asian="normal" style:font-style-complex="normal"/>
    </style:style>
    <style:style style:name="P13" style:family="paragraph" style:parent-style-name="Standard">
      <style:text-properties style:font-name="Encode Sans" fo:font-style="normal" officeooo:rsid="000670b3" officeooo:paragraph-rsid="00084694" style:font-style-asian="normal" style:font-style-complex="normal"/>
    </style:style>
    <style:style style:name="P14" style:family="paragraph" style:parent-style-name="Standard">
      <style:paragraph-properties fo:line-height="100%"/>
      <style:text-properties style:font-name="Encode Sans" officeooo:paragraph-rsid="000b5c76"/>
    </style:style>
    <style:style style:name="T1" style:family="text">
      <style:text-properties officeooo:rsid="0003356e"/>
    </style:style>
    <style:style style:name="T2" style:family="text">
      <style:text-properties fo:font-style="italic" officeooo:rsid="0003356e" style:font-style-asian="italic" style:font-style-complex="italic"/>
    </style:style>
    <style:style style:name="T3" style:family="text">
      <style:text-properties fo:font-style="italic" officeooo:rsid="000670b3" style:font-style-asian="italic" style:font-style-complex="italic"/>
    </style:style>
    <style:style style:name="T4" style:family="text">
      <style:text-properties fo:font-style="italic" officeooo:rsid="0008469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43b7c" style:font-style-asian="normal" style:font-style-complex="normal"/>
    </style:style>
    <style:style style:name="T7" style:family="text">
      <style:text-properties fo:font-style="normal" officeooo:rsid="0003356e" style:font-style-asian="normal" style:font-style-complex="normal"/>
    </style:style>
    <style:style style:name="T8" style:family="text">
      <style:text-properties fo:font-style="normal" officeooo:rsid="000670b3" style:font-style-asian="normal" style:font-style-complex="normal"/>
    </style:style>
    <style:style style:name="T9" style:family="text">
      <style:text-properties fo:font-style="normal" officeooo:rsid="00084694" style:font-style-asian="normal" style:font-style-complex="normal"/>
    </style:style>
    <style:style style:name="T10" style:family="text">
      <style:text-properties fo:font-style="normal" officeooo:rsid="0008575b" style:font-style-asian="normal" style:font-style-complex="normal"/>
    </style:style>
    <style:style style:name="T11" style:family="text">
      <style:text-properties fo:font-style="normal" officeooo:rsid="000e4061" style:font-style-asian="normal" style:font-style-complex="normal"/>
    </style:style>
    <style:style style:name="T12" style:family="text">
      <style:text-properties style:text-position="-33% 80%"/>
    </style:style>
    <style:style style:name="T13" style:family="text">
      <style:text-properties style:text-position="-33% 80%" officeooo:rsid="00084694"/>
    </style:style>
    <style:style style:name="T14" style:family="text">
      <style:text-properties officeooo:rsid="0008575b"/>
    </style:style>
    <style:style style:name="T15" style:family="text">
      <style:text-properties fo:font-size="10pt" fo:font-style="italic" officeooo:rsid="0008575b" style:font-size-asian="10pt" style:font-style-asian="italic" style:font-size-complex="10pt" style:font-style-complex="italic"/>
    </style:style>
    <style:style style:name="T16" style:family="text">
      <style:text-properties officeooo:rsid="000b5c76"/>
    </style:style>
    <style:style style:name="T17" style:family="text">
      <style:text-properties style:font-name="Encode Sans" fo:font-size="10pt" fo:font-style="italic" officeooo:rsid="0008575b" style:font-size-asian="10pt" style:font-style-asian="italic" style:font-size-complex="10pt" style:font-style-complex="italic"/>
    </style:style>
    <style:style style:name="T18" style:family="text">
      <style:text-properties officeooo:rsid="00084694"/>
    </style:style>
    <style:style style:name="T19" style:family="text">
      <style:text-properties officeooo:rsid="000c681f"/>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homas Matthew</text:p>
      <text:p text:style-name="P3">11/1<text:span text:style-name="T16">1</text:span>/2014</text:p>
      <text:p text:style-name="P3">BME 205 HW <text:span text:style-name="T16">7</text:span></text:p>
      <text:p text:style-name="P3"/>
      <text:p text:style-name="P3"/>
      <text:p text:style-name="P4">Scoring Palindromes in <text:s/><text:span text:style-name="T2">H. influenzae</text:span></text:p>
      <text:p text:style-name="P5"/>
      <text:p text:style-name="P2"/>
      <text:p text:style-name="P2">Abstract:</text:p>
      <text:p text:style-name="P2"><text:tab/>Feature prediction of genomic DNA sequences is useful way to deduce downstream biological activity. <text:s/>One such aspect of feature prediction is locating and identifying small regulatory sequences that control transcription at the gene. <text:s text:c="2"/>These transcriptomic sequences are often palindromes, or sequences that when read 5' to 3' are the same when read 3' to 5' on the complement strand, often signal restriction enzymes, like Taq1 and EcoR1, or methylation sites, <text:span text:style-name="T1">like BamHI Mtase. <text:s/>Investigating the relative abundance of these sequences lends functional understanding to a species (</text:span><text:span text:style-name="T2">H. influenzae </text:span><text:span text:style-name="T6">) </text:span><text:span text:style-name="T1">and is made possible with an algorithm to find, count, and score these sequences.</text:span></text:p>
      <text:p text:style-name="P2"/>
      <text:p text:style-name="P6">Methods:</text:p>
      <text:p text:style-name="P8"><text:tab/>Scoring palindromes was performed using a python program comprising two main objectives: a function to count the number of palindromes present, and a function to compute the probabilities of those palindromes occurring. <text:s/>These statistics were computed </text:p>
      <text:p text:style-name="P7">using the formulae below:</text:p>
      <text:p text:style-name="P9">P(W) = P(W<text:span text:style-name="T12">1</text:span> | W<text:span text:style-name="T12">2</text:span>...W<text:span text:style-name="T12">n-1</text:span>) * P(W<text:span text:style-name="T12">n</text:span> | W<text:span text:style-name="T12">2</text:span>...W<text:span text:style-name="T12">n-1</text:span>) * P(W<text:span text:style-name="T12">2</text:span>...W<text:span text:style-name="T12">n-1</text:span>) </text:p>
      <text:p text:style-name="P9">E(C(W)) = C(W<text:span text:style-name="T12">1</text:span>...W<text:span text:style-name="T12">n-1</text:span>) * C(W<text:span text:style-name="T12">2</text:span>...W<text:span text:style-name="T12">n</text:span>) / C(W<text:span text:style-name="T12">2</text:span>...W<text:span text:style-name="T12">n-1</text:span>) , </text:p>
      <text:p text:style-name="P10">Where W is the palindrome in question (subscripts are its indexed characters to maximum length n), <text:s/>C is count <text:span text:style-name="T14">(or number of places it can appear)</text:span>, and E means expected. <text:s/>This equates to the probability of a palindrome to be equal to the probability of both W<text:span text:style-name="T12">1</text:span> and </text:p>
      <text:p text:style-name="P14"><text:span text:style-name="T18">W</text:span><text:span text:style-name="T13">n</text:span><text:span text:style-name="T18"> both given the core W</text:span><text:span text:style-name="T13">2</text:span><text:span text:style-name="T18">...W</text:span><text:span text:style-name="T13">n. <text:s/></text:span>To compute the expected value, or E(C(W)), of this palindrome, multiply is probability by the <text:span text:style-name="T19">N: the number of palindromes that could be over or under represented</text:span>.</text:p>
      <text:p text:style-name="P14"/>
      <text:p text:style-name="P6">Results:</text:p>
      <text:p text:style-name="P11"><text:tab/>Running <text:span text:style-name="T2">H. influenzae</text:span><text:span text:style-name="T7"> </text:span><text:span text:style-name="T5">through the <text:s/>score-palindromes algorithm yielded </text:span><text:span text:style-name="T11">recognition sites for </text:span><text:span text:style-name="T5">familiar </text:span><text:span text:style-name="T11">regulatory proteins</text:span><text:span text:style-name="T5"> in both the under-represented and over-represented groups. <text:s/>For example, GAATTC, a palindrome with the second most significant E-value, is a restriction site for EcoRI, an endonuclease restriction enzyme </text:span><text:span text:style-name="T8">from </text:span><text:span text:style-name="T3">E. coli</text:span><text:span text:style-name="T8">. </text:span><text:span text:style-name="T10">(Table 1)</text:span></text:p>
      <text:p text:style-name="P6"/>
      <text:p text:style-name="P6"/>
      <text:p text:style-name="P6"><draw:frame draw:style-name="fr1" draw:name="Object1" text:anchor-type="paragraph" svg:width="6.1043in" svg:height="1.398in" draw:z-index="0"><draw:object xlink:href="./Object 1" xlink:type="simple" xlink:show="embed" xlink:actuate="onLoad"/><draw:image xlink:href="./ObjectReplacements/Object 1" xlink:type="simple" xlink:show="embed" xlink:actuate="onLoad"/></draw:frame><text:soft-page-break/></text:p>
      <text:p text:style-name="P1"><text:span text:style-name="T17">Table 1, using </text:span><text:a xlink:type="simple" xlink:href="http://www.thelabrat.com/restriction/"><text:span text:style-name="T17">http://www.thelabrat.com/restriction/</text:span></text:a><text:span text:style-name="T17"> to find enzymes based on restriction sequence.</text:span></text:p>
      <text:p text:style-name="P12"/>
      <text:p text:style-name="P11"><text:span text:style-name="T8">In fact, </text:span><text:span text:style-name="T9">the </text:span><text:span text:style-name="T2">H. influenzae </text:span><text:span text:style-name="T9">genome lacks many of the sequences for restriction enzymes from microbial sources like</text:span><text:span text:style-name="T8"> </text:span><text:span text:style-name="T3">Geobacillius,</text:span><text:span text:style-name="T8"> </text:span><text:span text:style-name="T9">in addition to </text:span><text:span text:style-name="T4">E. coli</text:span><text:span text:style-name="T9"> and influenza's own HindIII.</text:span><text:span text:style-name="T3"> </text:span><text:span text:style-name="T5"><text:s text:c="2"/></text:span><text:span text:style-name="T9">This implies that </text:span><text:span text:style-name="T2">H. influenzae </text:span><text:span text:style-name="T7"><text:s/></text:span><text:span text:style-name="T9">may have co-opted the regulatory mechanisms from the aforementioned genuses, owing to the select (under-represented) palindromes associated with those enzymes. </text:span><text:span text:style-name="T8">Conversely, <text:s/></text:span><text:span text:style-name="T2">H. influenzae </text:span><text:span text:style-name="T8">had many over-represented sequences corresponding to restriction enzymes from the genuses Streptomyces and Staphylococcu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Encode Sans" svg:font-family="'Encode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0T08:58:59.442263269</meta:creation-date>
    <dc:date>2015-11-12T16:33:16.071767929</dc:date>
    <meta:editing-duration>PT28M47S</meta:editing-duration>
    <meta:editing-cycles>3</meta:editing-cycles>
    <meta:generator>LibreOffice/4.1.3.2$Linux_X86_64 LibreOffice_project/410m0$Build-2</meta:generator>
    <dc:creator>tjm </dc:creator>
    <meta:document-statistic meta:table-count="0" meta:image-count="0" meta:object-count="1" meta:page-count="2" meta:paragraph-count="17" meta:word-count="386" meta:character-count="2603" meta:non-whitespace-character-count="22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2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808080" fo:border-left="0.06pt solid #000000" fo:border-right="none" fo:border-top="0.06pt solid #000000"/>
      <style:text-properties fo:color="#ffffff"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bottom="none" style:text-align-source="fix" style:repeat-content="false" fo:border-left="0.06pt solid #000000" fo:border-right="none" fo:border-top="0.06pt solid #000000"/>
      <style:paragraph-properties fo:text-align="center" fo:margin-left="0in"/>
    </style:style>
    <style:style style:name="ce4"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5" style:family="table-cell" style:parent-style-name="Default">
      <style:table-cell-properties fo:border-bottom="0.06pt solid #000000" style:text-align-source="fix" style:repeat-content="false" fo:border-left="0.06pt solid #000000" fo:border-right="none" fo:border-top="none"/>
      <style:paragraph-properties fo:text-align="center" fo:margin-left="0in"/>
    </style:style>
    <style:style style:name="ce6" style:family="table-cell" style:parent-style-name="Default">
      <style:table-cell-properties fo:border-bottom="none" fo:background-color="#808080" fo:border-left="none" fo:border-right="none" fo:border-top="0.06pt solid #000000"/>
      <style:text-properties fo:color="#ffffff"/>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8" style:family="table-cell" style:parent-style-name="Default">
      <style:table-cell-properties fo:border-bottom="none" style:text-align-source="fix" style:repeat-content="false" fo:border-left="none" fo:border-right="none" fo:border-top="0.06pt solid #000000"/>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1" style:family="table-cell" style:parent-style-name="Default">
      <style:table-cell-properties style:text-align-source="fix" style:repeat-content="false"/>
      <style:paragraph-properties fo:text-align="center"/>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style:style>
    <style:style style:name="ce13" style:family="table-cell" style:parent-style-name="Default">
      <style:table-cell-properties fo:border-bottom="none" fo:background-color="#808080" fo:border-left="none" fo:border-right="0.06pt solid #000000" fo:border-top="0.06pt solid #000000"/>
      <style:text-properties fo:color="#ffffff"/>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italic" fo:font-weight="normal" style:font-style-asian="italic" style:font-weight-asian="normal" style:font-style-complex="italic" style:font-weight-complex="normal"/>
    </style:style>
    <style:style style:name="ce15" style:family="table-cell" style:parent-style-name="Default">
      <style:table-cell-properties fo:border-bottom="none" style:text-align-source="fix" style:repeat-content="false" fo:border-left="none" fo:border-right="0.06pt solid #000000" fo:border-top="none"/>
      <style:paragraph-properties fo:text-align="center"/>
    </style:style>
    <style:style style:name="ce16" style:family="table-cell" style:parent-style-name="Default">
      <style:table-cell-properties fo:border-bottom="0.06pt solid #000000" style:text-align-source="fix" style:repeat-content="false" fo:border-left="none" fo:border-right="0.06pt solid #000000" fo:border-top="none"/>
      <style:paragraph-properties fo:text-align="center"/>
    </style:style>
    <style:style style:name="T1" style:family="text">
      <style:text-properties fo:font-style="italic" style:font-style-asian="italic" style:font-style-complex="italic"/>
    </style:style>
  </office:automatic-styles>
  <office:body>
    <office:spreadsheet>
      <table:table table:name="Sheet1" table:style-name="ta1">
        <table:table-column table:style-name="co1" table:number-columns-repeated="30" table:default-cell-style-name="Default"/>
        <table:table-row table:style-name="ro1" table:number-rows-repeated="5">
          <table:table-cell table:number-columns-repeated="30"/>
        </table:table-row>
        <table:table-row table:style-name="ro2">
          <table:table-cell table:number-columns-repeated="24"/>
          <table:table-cell table:style-name="ce1" office:value-type="string" calcext:value-type="string">
            <text:p>Under- Represented Palindromes for <text:span text:style-name="T1"><text:s/>H.influenzae</text:span></text:p>
          </table:table-cell>
          <table:table-cell table:style-name="ce6" table:number-columns-repeated="4"/>
          <table:table-cell table:style-name="ce13"/>
        </table:table-row>
        <table:table-row table:style-name="ro3">
          <table:table-cell table:number-columns-repeated="24"/>
          <table:table-cell table:style-name="ce2" office:value-type="string" calcext:value-type="string">
            <text:p># K-mer</text:p>
          </table:table-cell>
          <table:table-cell table:style-name="ce7" office:value-type="string" calcext:value-type="string">
            <text:p>Enzymes</text:p>
          </table:table-cell>
          <table:table-cell table:style-name="ce7" office:value-type="string" calcext:value-type="string">
            <text:p>Observed</text:p>
          </table:table-cell>
          <table:table-cell table:style-name="ce7" office:value-type="string" calcext:value-type="string">
            <text:p>Expected</text:p>
          </table:table-cell>
          <table:table-cell table:style-name="ce7" office:value-type="string" calcext:value-type="string">
            <text:p>Z_Score</text:p>
          </table:table-cell>
          <table:table-cell table:style-name="ce14" office:value-type="string" calcext:value-type="string">
            <text:p>E_Value</text:p>
          </table:table-cell>
        </table:table-row>
        <table:table-row table:style-name="ro4">
          <table:table-cell table:number-columns-repeated="24"/>
          <table:table-cell table:style-name="ce3" office:value-type="string" calcext:value-type="string">
            <text:p>GTTAAC</text:p>
          </table:table-cell>
          <table:table-cell table:style-name="ce8" office:value-type="string" calcext:value-type="string">
            <text:p>BsiSI, BstHPI, KspAI</text:p>
          </table:table-cell>
          <table:table-cell table:style-name="ce11" office:value-type="float" office:value="19" calcext:value-type="float">
            <text:p>19</text:p>
          </table:table-cell>
          <table:table-cell table:style-name="ce11" office:value-type="float" office:value="336" calcext:value-type="float">
            <text:p>336</text:p>
          </table:table-cell>
          <table:table-cell table:style-name="ce11" office:value-type="float" office:value="-17.3" calcext:value-type="float">
            <text:p>-17.3</text:p>
          </table:table-cell>
          <table:table-cell table:style-name="ce15" office:value-type="float" office:value="1.632E-065" calcext:value-type="float">
            <text:p>1.632E-065</text:p>
          </table:table-cell>
        </table:table-row>
        <table:table-row table:style-name="ro4">
          <table:table-cell table:number-columns-repeated="24"/>
          <table:table-cell table:style-name="ce4" office:value-type="string" calcext:value-type="string">
            <text:p>GAATTC</text:p>
          </table:table-cell>
          <table:table-cell table:style-name="ce9" office:value-type="string" calcext:value-type="string">
            <text:p>EcoRi, AflII</text:p>
          </table:table-cell>
          <table:table-cell table:style-name="ce11" office:value-type="float" office:value="302" calcext:value-type="float">
            <text:p>302</text:p>
          </table:table-cell>
          <table:table-cell table:style-name="ce11" office:value-type="float" office:value="668" calcext:value-type="float">
            <text:p>668</text:p>
          </table:table-cell>
          <table:table-cell table:style-name="ce11" office:value-type="float" office:value="-14.16" calcext:value-type="float">
            <text:p>-14.16</text:p>
          </table:table-cell>
          <table:table-cell table:style-name="ce15" office:value-type="float" office:value="4.928E-044" calcext:value-type="float">
            <text:p>4.928E-044</text:p>
          </table:table-cell>
        </table:table-row>
        <table:table-row table:style-name="ro4">
          <table:table-cell table:number-columns-repeated="24"/>
          <table:table-cell table:style-name="ce4" office:value-type="string" calcext:value-type="string">
            <text:p>TAATTA</text:p>
          </table:table-cell>
          <table:table-cell table:style-name="ce9" office:value-type="string" calcext:value-type="string">
            <text:p>AsnI</text:p>
          </table:table-cell>
          <table:table-cell table:style-name="ce11" office:value-type="float" office:value="916" calcext:value-type="float">
            <text:p>916</text:p>
          </table:table-cell>
          <table:table-cell table:style-name="ce11" office:value-type="float" office:value="1410" calcext:value-type="float">
            <text:p>1410</text:p>
          </table:table-cell>
          <table:table-cell table:style-name="ce11" office:value-type="float" office:value="-13.16" calcext:value-type="float">
            <text:p>-13.16</text:p>
          </table:table-cell>
          <table:table-cell table:style-name="ce15" office:value-type="float" office:value="4.716E-038" calcext:value-type="float">
            <text:p>4.716E-038</text:p>
          </table:table-cell>
        </table:table-row>
        <table:table-row table:style-name="ro4">
          <table:table-cell table:number-columns-repeated="24"/>
          <table:table-cell table:style-name="ce4" office:value-type="string" calcext:value-type="string">
            <text:p>GATATC</text:p>
          </table:table-cell>
          <table:table-cell table:style-name="ce9" office:value-type="string" calcext:value-type="string">
            <text:p>EcoRV</text:p>
          </table:table-cell>
          <table:table-cell table:style-name="ce11" office:value-type="float" office:value="176" calcext:value-type="float">
            <text:p>176</text:p>
          </table:table-cell>
          <table:table-cell table:style-name="ce11" office:value-type="float" office:value="448" calcext:value-type="float">
            <text:p>448</text:p>
          </table:table-cell>
          <table:table-cell table:style-name="ce11" office:value-type="float" office:value="-12.85" calcext:value-type="float">
            <text:p>-12.85</text:p>
          </table:table-cell>
          <table:table-cell table:style-name="ce15" office:value-type="float" office:value="2.669E-036" calcext:value-type="float">
            <text:p>2.669E-036</text:p>
          </table:table-cell>
        </table:table-row>
        <table:table-row table:style-name="ro4">
          <table:table-cell table:number-columns-repeated="24"/>
          <table:table-cell table:style-name="ce4" office:value-type="string" calcext:value-type="string">
            <text:p>GTGCAC</text:p>
          </table:table-cell>
          <table:table-cell table:style-name="ce9" office:value-type="string" calcext:value-type="string">
            <text:p>BseSI</text:p>
          </table:table-cell>
          <table:table-cell table:style-name="ce11" office:value-type="float" office:value="141" calcext:value-type="float">
            <text:p>141</text:p>
          </table:table-cell>
          <table:table-cell table:style-name="ce11" office:value-type="float" office:value="380" calcext:value-type="float">
            <text:p>380</text:p>
          </table:table-cell>
          <table:table-cell table:style-name="ce11" office:value-type="float" office:value="-12.26" calcext:value-type="float">
            <text:p>-12.26</text:p>
          </table:table-cell>
          <table:table-cell table:style-name="ce15" office:value-type="float" office:value="4.653E-033" calcext:value-type="float">
            <text:p>4.653E-033</text:p>
          </table:table-cell>
        </table:table-row>
        <table:table-row table:style-name="ro4">
          <table:table-cell table:number-columns-repeated="24"/>
          <table:table-cell table:style-name="ce5" office:value-type="string" calcext:value-type="string">
            <text:p>AAGCTT</text:p>
          </table:table-cell>
          <table:table-cell table:style-name="ce10" office:value-type="string" calcext:value-type="string">
            <text:p>HindIII</text:p>
          </table:table-cell>
          <table:table-cell table:style-name="ce12" office:value-type="float" office:value="359" calcext:value-type="float">
            <text:p>359</text:p>
          </table:table-cell>
          <table:table-cell table:style-name="ce12" office:value-type="float" office:value="651" calcext:value-type="float">
            <text:p>651</text:p>
          </table:table-cell>
          <table:table-cell table:style-name="ce12" office:value-type="float" office:value="-11.45" calcext:value-type="float">
            <text:p>-11.45</text:p>
          </table:table-cell>
          <table:table-cell table:style-name="ce16" office:value-type="float" office:value="7.842E-029" calcext:value-type="float">
            <text:p>7.842E-02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0000-00-00T00:00:03.784611736">00:00:00</text:time></text:p>
        </style:region-right>
      </style:header>
      <style:header-left style:display="false"/>
      <style:footer>
        <text:p>Page <text:page-number>1</text:page-number> / <text:page-count>99</text:page-count></text:p>
      </style:footer>
      <style:footer-left style:display="false"/>
    </style:master-page>
  </office:master-styles>
</office:document-styles>
</file>